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onsolas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0.5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Standard" style:list-style-name="L1">
      <style:text-properties style:font-name="Consolas"/>
    </style:style>
    <style:style style:name="P7" style:family="paragraph" style:parent-style-name="Standard" style:list-style-name="L1">
      <style:text-properties style:font-name="Consolas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1">
      <style:paragraph-properties fo:break-before="page"/>
      <style:text-properties style:font-name="Consola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nsolas"/>
    </style:style>
    <style:style style:name="T4" style:family="text">
      <style:text-properties style:font-name="Consolas" fo:font-style="italic" style:font-style-asian="italic" style:font-style-complex="italic"/>
    </style:style>
    <style:style style:name="T5" style:family="text">
      <style:text-properties style:font-name="Consolas" fo:font-weight="normal" style:font-weight-asian="normal" style:font-weight-complex="normal"/>
    </style:style>
    <style:style style:name="T6" style:family="text">
      <style:text-properties style:font-name="Consolas" fo:font-weight="bold" style:font-weight-asian="normal" style:font-weight-complex="normal"/>
    </style:style>
    <style:style style:name="T7" style:family="text">
      <style:text-properties style:font-name="Consolas" fo:font-weight="bold" style:font-weight-asian="bold" style:font-weight-complex="bold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fo:background-color="#ffff00"/>
    </style:style>
    <style:style style:name="T11" style:family="text">
      <style:text-properties fo:color="#00ff00"/>
    </style:style>
    <style:style style:name="T12" style:family="text">
      <style:text-properties fo:color="#00ff00" fo:background-color="transparent"/>
    </style:style>
    <style:style style:name="T13" style:family="text">
      <style:text-properties fo:color="#00ff00" fo:background-color="#ffff00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Un </text:span><text:span text:style-name="T6">checkpoint</text:span><text:span text:style-name="T5"> est une étape dans le développement pur. </text:span><text:span text:style-name="T3">Cela peut être : ajouter la mise en place des dégats, l'utilisation de l'arme 2, </text:span><text:span text:style-name="T4">et caetera</text:span><text:span text:style-name="T3">. </text:span></text:p>
      <text:p text:style-name="P3">Un <text:span text:style-name="T1">milestone</text:span> est en fait un gros checkpoint. Il ne s'applique pas qu'aux développeurs mais à toute l'équipe.</text:p>
      <text:p text:style-name="P4"/>
      <text:list xml:id="list1114340919" text:style-name="L1">
        <text:list-item>
          <text:p text:style-name="P6"><text:span text:style-name="T12">Checkpoint 1</text:span> : démarrage du moteur et affichage de l'image d'intro<text:span text:style-name="T8"> </text:span><text:span text:style-name="T9">[2012-11-04]</text:span></text:p>
        </text:list-item>
        <text:list-item>
          <text:p text:style-name="P6"><text:span text:style-name="T12">Checkpoint 2</text:span> : ajout du sytème de log</text:p>
        </text:list-item>
        <text:list-item>
          <text:p text:style-name="P6"><text:span text:style-name="T11">Checkpoint 3</text:span> : créer le namespace tectum</text:p>
        </text:list-item>
        <text:list-item>
          <text:p text:style-name="P6"><text:span text:style-name="T12">Checkpoint 4</text:span> : pouvoir abréger l'introduction</text:p>
        </text:list-item>
        <text:list-item>
          <text:p text:style-name="P6"><text:span text:style-name="T12">Checkpoint 5</text:span> : prise en charge du fichier de configuration</text:p>
        </text:list-item>
        <text:list-item>
          <text:p text:style-name="P6"><text:span text:style-name="T10">Checkpoint</text:span> 6 : ajouter un menu</text:p>
        </text:list-item>
        <text:list-item>
          <text:p text:style-name="P6">Checkpoint  : prise en charge linguistique</text:p>
        </text:list-item>
        <text:list-item>
          <text:p text:style-name="P6"><text:span text:style-name="T2">Milestone 1</text:span> : lancement du jeu, affichage et navigation dans le menu</text:p>
        </text:list-item>
        <text:list-item>
          <text:p text:style-name="P6">Checkpoint  : chargement d'une carte et du perso principal bidon</text:p>
        </text:list-item>
        <text:list-item>
          <text:p text:style-name="P6">Checkpoint  : mouvements de base du perso bidon</text:p>
        </text:list-item>
        <text:list-item>
          <text:p text:style-name="P6">Checkpoint  : paramètrer les touches d'actions dans les options</text:p>
        </text:list-item>
        <text:list-item>
          <text:p text:style-name="P6">Checkpoint  : ajout des adversaires</text:p>
        </text:list-item>
        <text:list-item>
          <text:p text:style-name="P6"><text:span text:style-name="T2">Milestone </text:span> : démarrage d'une partie sans armes</text:p>
        </text:list-item>
        <text:list-item>
          <text:p text:style-name="P6">Checkpoint  : gestion des dégats</text:p>
        </text:list-item>
        <text:list-item>
          <text:p text:style-name="P6">Checkpoint  : gestion des armes</text:p>
        </text:list-item>
        <text:list-item>
          <text:p text:style-name="P6">Checkpoint  : ajout de l'IA</text:p>
        </text:list-item>
        <text:list-item>
          <text:p text:style-name="P6"><text:span text:style-name="T2">Milestone </text:span> : démarrage d'une partie complète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<text:span text:style-name="T2">Milestone </text:span> : démarrage d'une partie complète</text:p>
        </text:list-item>
        <text:list-item>
          <text:p text:style-name="P9">Alpha 1 : public restreint de dévelopeurs, graphistes et joueurs</text:p>
        </text:list-item>
        <text:list-item>
          <text:p text:style-name="P6">Checkpoint  : correction des coquilles</text:p>
        </text:list-item>
        <text:list-item>
          <text:p text:style-name="P6"><text:span text:style-name="T2">A</text:span>lpha  : <text:s/>public restreint de dévelopeurs, graphistes et joueurs</text:p>
        </text:list-item>
        <text:list-item>
          <text:p text:style-name="P8"><text:span text:style-name="T7">B</text:span><text:span text:style-name="T3">eta 1 : à ce stade, le jeu est à l'état de finition. Des décors de test ont été réalisés et il est possible de passer quelques heures à jouer sans rencontrer de gros bugs</text:span></text:p>
        </text:list-item>
        <text:list-item>
          <text:p text:style-name="P6">Checkpoint  : correction des coquilles</text:p>
        </text:list-item>
        <text:list-item>
          <text:p text:style-name="P6"><text:span text:style-name="T2">B</text:span>eta  : public de connaisseurs</text:p>
        </text:list-item>
        <text:list-item>
          <text:p text:style-name="P6">Checkpoint  : correction des coquilles</text:p>
        </text:list-item>
        <text:list-item>
          <text:p text:style-name="P6"><text:span text:style-name="T2">B</text:span>eta  : public plus large (web)</text:p>
        </text:list-item>
        <text:list-item>
          <text:p text:style-name="P6">Checkpoint  : correction des coquilles</text:p>
        </text:list-item>
        <text:list-item>
          <text:p text:style-name="P8"><text:span text:style-name="T7">Milestone </text:span><text:span text:style-name="T3"> : finalisation du produit (logo, site web, forum communautaire) </text:span></text:p>
        </text:list-item>
        <text:list-item>
          <text:p text:style-name="P7">Version finale 1.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0.5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6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0.5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Bitstream Vera Sans" style:font-size-asian="24pt" style:font-weight-asian="bold" style:font-name-complex="Free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Consolas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Étapes</text:p>
      </style:header>
      <style:footer>
        <text:p text:style-name="MP2">[secret défense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ger-222 </meta:initial-creator>
    <meta:creation-date>2012-11-03T00:54:51</meta:creation-date>
    <meta:generator>LibreOffice/3.5$Linux_X86_64 LibreOffice_project/350m1$Build-2</meta:generator>
    <dc:date>2012-11-05T01:01:47</dc:date>
    <dc:creator>Tiger-222 </dc:creator>
    <meta:editing-duration>P1DT9H38M28S</meta:editing-duration>
    <meta:editing-cycles>92</meta:editing-cycles>
    <meta:document-statistic meta:table-count="0" meta:image-count="0" meta:object-count="0" meta:page-count="2" meta:paragraph-count="38" meta:word-count="322" meta:character-count="1814" meta:non-whitespace-character-count="1537"/>
  </office:meta>
</office:document-meta>
</file>